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atin Modern Roman" officeooo:rsid="001904ab" officeooo:paragraph-rsid="001904ab"/>
    </style:style>
    <style:style style:name="P2" style:family="paragraph" style:parent-style-name="Standard">
      <style:paragraph-properties fo:text-align="center" style:justify-single-word="false"/>
      <style:text-properties style:font-name="Latin Modern Roman" officeooo:rsid="001904ab" officeooo:paragraph-rsid="001904ab"/>
    </style:style>
    <style:style style:name="P3" style:family="paragraph" style:parent-style-name="Standard">
      <style:paragraph-properties fo:text-align="center" style:justify-single-word="false"/>
      <style:text-properties style:font-name="Latin Modern Roman" fo:font-weight="bold" officeooo:rsid="001904ab" officeooo:paragraph-rsid="001904a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atin Modern Roman" officeooo:rsid="001f8a84" officeooo:paragraph-rsid="001f8a84"/>
    </style:style>
    <style:style style:name="P5" style:family="paragraph" style:parent-style-name="Standard">
      <style:paragraph-properties fo:text-align="justify" style:justify-single-word="false"/>
      <style:text-properties style:font-name="Latin Modern Roman" officeooo:rsid="001d2ce6" officeooo:paragraph-rsid="001d2ce6"/>
    </style:style>
    <style:style style:name="P6" style:family="paragraph" style:parent-style-name="Standard">
      <style:paragraph-properties fo:text-align="justify" style:justify-single-word="false"/>
      <style:text-properties style:font-name="Latin Modern Roman" officeooo:rsid="001ccc51" officeooo:paragraph-rsid="001ccc51"/>
    </style:style>
    <style:style style:name="P7" style:family="paragraph" style:parent-style-name="Standard">
      <style:paragraph-properties fo:text-align="justify" style:justify-single-word="false"/>
      <style:text-properties style:font-name="Latin Modern Roman" officeooo:rsid="001c6ead" officeooo:paragraph-rsid="001c6ead"/>
    </style:style>
    <style:style style:name="P8" style:family="paragraph" style:parent-style-name="Standard">
      <style:paragraph-properties fo:text-align="justify" style:justify-single-word="false"/>
      <style:text-properties style:font-name="Latin Modern Roman" officeooo:rsid="001a20f3" officeooo:paragraph-rsid="001a20f3"/>
    </style:style>
    <style:style style:name="P9" style:family="paragraph" style:parent-style-name="Standard">
      <style:paragraph-properties fo:text-align="justify" style:justify-single-word="false"/>
      <style:text-properties style:font-name="Latin Modern Roman" style:text-underline-style="solid" style:text-underline-width="auto" style:text-underline-color="font-color" fo:font-weight="bold" officeooo:rsid="002434aa" officeooo:paragraph-rsid="002434aa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atin Modern Roman" style:text-underline-style="none" fo:font-weight="normal" officeooo:rsid="0025e48f" officeooo:paragraph-rsid="0025e48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atin Modern Roman" style:text-underline-style="none" fo:font-weight="normal" officeooo:rsid="0026b48f" officeooo:paragraph-rsid="0026b48f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atin Modern Roman" style:text-underline-style="none" fo:font-weight="normal" officeooo:rsid="00277006" officeooo:paragraph-rsid="0027700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atin Modern Sans" style:text-underline-style="solid" style:text-underline-width="auto" style:text-underline-color="font-color" fo:font-weight="bold" officeooo:rsid="001b3007" officeooo:paragraph-rsid="001b3007" style:font-weight-asian="bold" style:font-weight-complex="bold"/>
    </style:style>
    <style:style style:name="T1" style:family="text">
      <style:text-properties officeooo:rsid="001d2ce6"/>
    </style:style>
    <style:style style:name="T2" style:family="text">
      <style:text-properties officeooo:rsid="001d90f5"/>
    </style:style>
    <style:style style:name="T3" style:family="text">
      <style:text-properties officeooo:rsid="001f8a84"/>
    </style:style>
    <style:style style:name="T4" style:family="text">
      <style:text-properties officeooo:rsid="001fbacf"/>
    </style:style>
    <style:style style:name="T5" style:family="text">
      <style:text-properties officeooo:rsid="0026b48f"/>
    </style:style>
    <style:style style:name="T6" style:family="text">
      <style:text-properties officeooo:rsid="002770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ément Hue</text:p>
      <text:p text:style-name="P2"/>
      <text:p text:style-name="P3">TP Multimédia</text:p>
      <text:p text:style-name="P2"/>
      <text:p text:style-name="P13">Classification de texte</text:p>
      <text:p text:style-name="P2"/>
      <text:p text:style-name="P8">Les textes d’apprentissage ne sont pas rangés dans un ordre particulier</text:p>
      <text:p text:style-name="P8"/>
      <text:p text:style-name="P7">La vectorisation de texte ne nettoie pas les résultats, par conséquent, on retrouve des chiffres, et plusieurs fois les mêmes mots (conjugué, pluriel).</text:p>
      <text:p text:style-name="P7"/>
      <text:p text:style-name="P6">Les résultats prédit grâce à la démanche de bayes naïf est plutôt efficace, il y a un peu près <text:span text:style-name="T1">80</text:span>% de bonne prédiction </text:p>
      <text:p text:style-name="P5">Les thèmes proches admettent plus de confusions, car les mots utilisés sont potentiellement similaire. On peut constater qu’il y a quasiment pas de confusion entre le thème <text:span text:style-name="T3">graphique</text:span> et médecin<text:span text:style-name="T3">e, à l’inverse entre le hokey et le baseball, il y a 44 mauvaises déductions </text:span>. <text:span text:style-name="T2">Un autre possibilité d’erreur est le manque de données pour obtenir une bonne estimation.</text:span></text:p>
      <text:p text:style-name="P5"/>
      <text:p text:style-name="P4">La classification d’un texte, ce fait essentiellement par mot clé, si on entre juste la phrase « goal keeper », la probabilité que ce soit du hokey est de 80 %, si on rajoute d’autre mots dans la phrase la détection est moins évidente <text:s/><text:span text:style-name="T4">Le thème motorcyle et autos, sont également très proche, si une phrase contient le mot ‘vehicle’, il parvient difficilement à identifier lequel des 2 thèmes est le bon.</text:span></text:p>
      <text:p text:style-name="P4"/>
      <text:p text:style-name="P9">Traitement de textes</text:p>
      <text:p text:style-name="P9"/>
      <text:p text:style-name="P10">Pour découper un texte en phrase, l’algorithme doit faire attention aux espace après les points et à la présence de majuscule après chaque point. On remarque que l’absence de majuscule est pris en compte, par contre, <text:span text:style-name="T5">l’oublie d’un espace après un point ne l’est pas. On remarque que pour la détection de mot, la ponctuation est bien prise en compte.</text:span></text:p>
      <text:p text:style-name="P10"/>
      <text:p text:style-name="P11">Pour identifier une collocation, on peut regarder le nombre de fois où deux mots sont juxtaposés, si ceux-ci le sont souvent, alors ils ont un sens sémantique. <text:span text:style-name="T6">Ceci à une importance pour la traduction notamment en anglais, à cause des phrasals verbs.</text:span></text:p>
      <text:p text:style-name="P11"/>
      <text:p text:style-name="P12">Le stemming a son importance pour le calcul d’occurrence car un mot peut avoir plusieurs forme (conjugué, pluriel…), sans ça, le calcul du nombre d’occurrence serait biaisé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6:11:38.082916053</meta:creation-date>
    <dc:date>2021-01-31T16:27:47.234697785</dc:date>
    <meta:editing-duration>PT2H34M10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1" meta:paragraph-count="12" meta:word-count="327" meta:character-count="1944" meta:non-whitespace-character-count="1627"/>
  </office:meta>
</office:document-meta>
</file>